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2.5945in"/>
    </style:style>
    <style:style style:name="co5" style:family="table-column">
      <style:table-column-properties fo:break-before="auto" style:column-width="6.2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fr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string" calcext:value-type="string">
            <text:p>Keystone</text:p>
          </table:table-cell>
          <table:table-cell office:value-type="float" office:value="24321" calcext:value-type="float">
            <text:p>24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 male/female standoff, 15mm</text:p>
          </table:table-cell>
          <table:table-cell office:value-type="string" calcext:value-type="string">
            <text:p>Any male/female M3 15mm standoff (such as Keystone 24315) will work fine</text:p>
          </table:table-cell>
        </table:table-row>
        <table:table-row table:style-name="ro1">
          <table:table-cell office:value-type="string" calcext:value-type="string">
            <text:p>Keystone</text:p>
          </table:table-cell>
          <table:table-cell office:value-type="float" office:value="4693" calcext:value-type="float">
            <text:p>4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3 split washer</text:p>
          </table:table-cell>
          <table:table-cell office:value-type="string" calcext:value-type="string">
            <text:p>Other types of lock washer will work fin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Orig screw/nut</text:p>
          </table:table-cell>
          <table:table-cell office:value-type="string" calcext:value-type="string">
            <text:p>Original screw, star washer, and nut are needed to mount the standoff</text:p>
          </table:table-cell>
        </table:table-row>
        <table:table-row table:style-name="ro1">
          <table:table-cell office:value-type="string" calcext:value-type="string">
            <text:p>Littelfuse</text:p>
          </table:table-cell>
          <table:table-cell office:value-type="string" calcext:value-type="string">
            <text:p>Q6030LH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ernistor TRIAC</text:p>
          </table:table-cell>
          <table:table-cell office:value-type="string" calcext:value-type="string">
            <text:p>Alternate: Littelfuse Q6040J7TP</text:p>
          </table:table-cell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RG-3SJ101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X resistor 3W 100ohm</text:p>
          </table:table-cell>
          <table:table-cell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1729128" calcext:value-type="float">
            <text:p>1729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inal block</text:p>
          </table:table-cell>
          <table:table-cell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HSS-B20-NP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-220 heatsink</text:p>
          </table:table-cell>
          <table:table-cell office:value-type="string" calcext:value-type="string">
            <text:p>Modify as shown in pictures to fit behind transform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21:40:46.822224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05T22:42:41.744615343</meta:creation-date>
    <dc:date>2021-02-28T22:02:27.415197316</dc:date>
    <meta:editing-duration>P1DT8H30M24S</meta:editing-duration>
    <meta:editing-cycles>8</meta:editing-cycles>
    <meta:generator>LibreOffice/6.4.7.2$Linux_X86_64 LibreOffice_project/40$Build-2</meta:generator>
    <meta:document-statistic meta:table-count="1" meta:cell-count="36" meta:object-count="0"/>
  </office:meta>
</office:document-meta>
</file>